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background-color="#eeeeee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06044d" officeooo:paragraph-rsid="0006044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officeooo:rsid="0006044d" officeooo:paragraph-rsid="0006044d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06044d" officeooo:paragraph-rsid="0006044d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071ff2" officeooo:paragraph-rsid="00071ff2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08ad51" officeooo:paragraph-rsid="0008ad51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08ad51" officeooo:paragraph-rsid="000971f3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09f4e7" officeooo:paragraph-rsid="0009f4e7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09f4e7" officeooo:paragraph-rsid="0009f4e7" style:font-weight-asian="bold" style:font-weight-complex="bold"/>
    </style:style>
    <style:style style:name="P10" style:family="paragraph" style:parent-style-name="Table_20_Contents">
      <style:text-properties officeooo:paragraph-rsid="000971f3"/>
    </style:style>
    <style:style style:name="P11" style:family="paragraph" style:parent-style-name="Table_20_Contents">
      <style:text-properties officeooo:paragraph-rsid="0006044d"/>
    </style:style>
    <style:style style:name="P12" style:family="paragraph" style:parent-style-name="Standard">
      <style:paragraph-properties fo:line-height="150%"/>
      <style:text-properties officeooo:rsid="0006044d" officeooo:paragraph-rsid="0006044d"/>
    </style:style>
    <style:style style:name="P13" style:family="paragraph" style:parent-style-name="Standard">
      <style:paragraph-properties fo:line-height="150%"/>
      <style:text-properties officeooo:rsid="0006044d" officeooo:paragraph-rsid="000971f3"/>
    </style:style>
    <style:style style:name="P14" style:family="paragraph" style:parent-style-name="Standard">
      <style:paragraph-properties fo:line-height="150%"/>
      <style:text-properties fo:font-weight="bold" officeooo:rsid="0009f4e7" officeooo:paragraph-rsid="0009f4e7" style:font-weight-asian="bold" style:font-weight-complex="bold"/>
    </style:style>
    <style:style style:name="T1" style:family="text">
      <style:text-properties officeooo:rsid="0008238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ff2" style:font-weight-asian="normal" style:font-weight-complex="normal"/>
    </style:style>
    <style:style style:name="T4" style:family="text">
      <style:text-properties fo:font-weight="normal" officeooo:rsid="00084414" style:font-weight-asian="normal" style:font-weight-complex="normal"/>
    </style:style>
    <style:style style:name="T5" style:family="text">
      <style:text-properties fo:font-weight="normal" officeooo:rsid="000a2e8c" style:font-weight-asian="normal" style:font-weight-complex="normal"/>
    </style:style>
    <style:style style:name="T6" style:family="text">
      <style:text-properties fo:font-weight="normal" officeooo:rsid="000e19bf" style:font-weight-asian="normal" style:font-weight-complex="normal"/>
    </style:style>
    <style:style style:name="T7" style:family="text">
      <style:text-properties fo:font-weight="normal" officeooo:rsid="00150b21" style:font-weight-asian="normal" style:font-weight-complex="normal"/>
    </style:style>
    <style:style style:name="T8" style:family="text">
      <style:text-properties officeooo:rsid="000971f3"/>
    </style:style>
    <style:style style:name="T9" style:family="text">
      <style:text-properties officeooo:rsid="000a2e8c"/>
    </style:style>
    <style:style style:name="T10" style:family="text">
      <style:text-properties officeooo:rsid="000e19bf"/>
    </style:style>
    <style:style style:name="T11" style:family="text">
      <style:text-properties officeooo:rsid="0012b118"/>
    </style:style>
    <style:style style:name="T12" style:family="text">
      <style:text-properties officeooo:rsid="0013dbc9"/>
    </style:style>
    <style:style style:name="T13" style:family="text">
      <style:text-properties officeooo:rsid="001599c2"/>
    </style:style>
    <style:style style:name="T14" style:family="text">
      <style:text-properties officeooo:rsid="00186d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0<text:span text:style-name="T11">2</text:span> – Determinação d<text:span text:style-name="T11">e Parâmetros Reológicos </text:span></text:p>
      <text:p text:style-name="P9"><text:span text:style-name="T13">E</text:span>quipe: <text:span text:style-name="T14">Luiz Augusto Dembicki Fernandes GRR20202416</text:span></text:p>
      <text:p text:style-name="P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01) <text:span text:style-name="T10">Defina brevemente os principais motivos que levam um fluido a ter comportamento não-newtoniano </text:span><text:span text:style-name="T6">(max </text:span><text:span text:style-name="T7">10</text:span><text:span text:style-name="T6">00 caracteres)</text:span></text:p>
          </table:table-cell>
        </table:table-row>
        <table:table-row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02) Descreva os objetivos do experimento <text:span text:style-name="T2">(max </text:span><text:span text:style-name="T3">250 caracteres</text:span><text:span text:style-name="T2">)</text:span></text:p>
          </table:table-cell>
        </table:table-row>
        <table:table-row>
          <table:table-cell table:style-name="Tabela2.A2" office:value-type="string">
            <text:p text:style-name="P11"/>
            <text:p text:style-name="P11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03) Descreva quais <text:span text:style-name="T1">variáveis são medidas durante o experimento e como elas se relacionam com a propriedade avaliada (tensão de cisalhamento em função da taxa de deformação) </text:span><text:span text:style-name="T4">(max 500 caracteres)</text:span></text:p>
          </table:table-cell>
        </table:table-row>
        <table:table-row>
          <table:table-cell table:style-name="Tabela3.A2" office:value-type="string">
            <text:p text:style-name="P1"/>
            <text:p text:style-name="P1"/>
            <text:p text:style-name="P1"/>
            <text:p text:style-name="Table_20_Contents"/>
            <text:p text:style-name="Table_20_Contents"/>
            <text:p text:style-name="Table_20_Contents"/>
            <text:p text:style-name="P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6">04) Para os dados relacionados com <text:span text:style-name="T11">as três amostras</text:span>, apresente o gráfico obtido para a <text:span text:style-name="T11">tensão de cisalhamento em função da taxa de deformação (pode ser no mesmo gráfico ou em gráficos separados)</text:span>. <text:span text:style-name="T12">No mesmo gráfico, construa a curva obtida com o modelo de Herschel-Bulkley utilizando os parâmetros determinados para cada amostra (Obs.: é usual apresentar os dados experimentais na forma de pontos e a curva ajustada como uma linha contínua).</text:span></text:p>
          </table:table-cell>
        </table:table-row>
        <table:table-row>
          <table:table-cell table:style-name="Tabela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">0<text:span text:style-name="T8">5</text:span>) <text:s/><text:span text:style-name="T11">Apresente os coeficientes obtidos para cada uma das amostras de acordo com o modelo de Herschel-Bulkley e classifique a amostra dentro das categorias vistas (pseudoplástico, dilatante, newtoniano, etc.)</text:span></text:p>
          </table:table-cell>
        </table:table-row>
        <table:table-row>
          <table:table-cell table:style-name="Tabela5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>06) <text:span text:style-name="T9">Você considera que os resultados estão de acordo com o esperado fisicamente? Desprezando possíveis erros de medição experimental, os resultados posuem uma boa confiabilidade? Utilize este espaço para discutir estes e outros aspectos que considerarem relavente sobre os resultados. </text:span><text:span text:style-name="T5">(max 1000 caracteres)</text:span></text:p>
          </table:table-cell>
        </table:table-row>
        <table:table-row>
          <table:table-cell table:style-name="Tabela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3:28:10.027000000</meta:creation-date>
    <dc:date>2023-02-05T23:04:18.214993418</dc:date>
    <meta:editing-duration>PT37M38S</meta:editing-duration>
    <meta:editing-cycles>22</meta:editing-cycles>
    <meta:generator>LibreOffice/7.4.5.1$Linux_X86_64 LibreOffice_project/40$Build-1</meta:generator>
    <meta:document-statistic meta:table-count="6" meta:image-count="0" meta:object-count="0" meta:page-count="2" meta:paragraph-count="8" meta:word-count="211" meta:character-count="1430" meta:non-whitespace-character-count="1224"/>
  </office:meta>
</office:document-meta>
</file>